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Registry.unregisterService( Bundle bundle , ServiceRegistration re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iceRegistry.registerService( Bundle bundle , String [ ] classNames , Object svcObj , Dictionary d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iceRegistry.ServiceRegistry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gistry.getRegisteredServices( 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iceRegistry.flushUsageCount( Bundle bundle , ServiceReference re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erviceRegistry.getUsingBundles( ServiceReference re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erviceRegistry.removeServiceListener( Servic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gistry.getServiceReferences( String className , Filter filt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erviceRegistry.fireServiceChanged( Servic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iceRegistry.getUsageCount( Bundle bundle , ServiceReference r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iceRegistry.ungetServices( Bundle bund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iceRegistry.getService( Bundle bundle , ServiceReference ref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ServiceListenerMulticaster.remove( ServiceListener a , ServiceListener 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iceRegistry.removeServiceRegistration( ServiceRegistration [ ] regs , ServiceRegistration re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rviceListenerMulticaster.add( ServiceListener a , ServiceListener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iceRegistry.servicePropertiesModified( ServiceRegistration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gistry.addServiceListener( Servic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Registry.getServicesInUse( 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iceRegistry.unregisterServices( 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iceRegistry.addServiceRegistration( ServiceRegistration [ ] regs , ServiceRegistration re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iceRegistry.addUsageCount( Bundle bundle , ServiceReference ref , Object svc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rviceRegistry.ungetService( Bundle bundle , ServiceReference ref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ServiceListenerMulticaster.serviceChanged( Servic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Registry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ListenerMulticaster.ServiceListenerMulticaster( ServiceListener a , ServiceListen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